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Nimbus Mono L" svg:font-family="'Nimbus Mono L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Sans101" svg:font-family="LMSans10" style:font-adornments="Fett" style:font-family-generic="swiss" style:font-pitch="variable"/>
    <style:font-face style:name="LMSans10" svg:font-family="LMSans10" style:font-adornments="Standard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itle">
      <style:text-properties style:use-window-font-color="tru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use-window-font-color="true" style:font-name="Times New Roman" fo:font-size="12pt" style:font-size-asian="12pt" style:font-size-complex="12pt"/>
    </style:style>
    <style:style style:name="P4" style:family="paragraph" style:parent-style-name="Text_20_body" style:list-style-name="L1">
      <style:text-properties style:use-window-font-color="true"/>
    </style:style>
    <style:style style:name="P5" style:family="paragraph" style:parent-style-name="Text_20_body" style:list-style-name="L3">
      <style:text-properties style:use-window-font-color="true"/>
    </style:style>
    <style:style style:name="P6" style:family="paragraph" style:parent-style-name="Text_20_body" style:list-style-name="L1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style:use-window-font-color="true"/>
    </style:style>
    <style:style style:name="P9" style:family="paragraph" style:parent-style-name="Standard" style:list-style-name="L2">
      <style:text-properties style:use-window-font-color="true"/>
    </style:style>
    <style:style style:name="P10" style:family="paragraph" style:parent-style-name="Standard" style:list-style-name="L3"/>
    <style:style style:name="P11" style:family="paragraph" style:parent-style-name="Heading_20_1">
      <style:text-properties style:use-window-font-color="true"/>
    </style:style>
    <style:style style:name="P12" style:family="paragraph" style:parent-style-name="Vorformatiert" style:list-style-name="L1">
      <style:text-properties style:use-window-font-color="true" fo:font-size="12pt" style:font-size-asian="12pt" style:font-size-complex="12pt"/>
    </style:style>
    <style:style style:name="P13" style:family="paragraph" style:parent-style-name="Vorformatiert" style:list-style-name="L1">
      <style:paragraph-properties fo:margin-top="0cm" fo:margin-bottom="0cm"/>
      <style:text-properties style:use-window-font-color="true" fo:font-size="12pt" style:font-size-asian="12pt" style:font-size-complex="12pt"/>
    </style:style>
    <style:style style:name="P14" style:family="paragraph" style:parent-style-name="Vorformatiert" style:list-style-name="L1">
      <style:paragraph-properties fo:margin-top="0cm" fo:margin-bottom="0cm"/>
      <style:text-properties fo:font-size="12pt" style:font-size-asian="12pt" style:font-size-complex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2pt" style:font-size-asian="12pt" style:font-size-complex="12pt"/>
    </style:style>
    <style:style style:name="T3" style:family="text">
      <style:text-properties style:use-window-font-color="true" style:font-name="Courier New1"/>
    </style:style>
    <style:style style:name="T4" style:family="text">
      <style:text-properties style:use-window-font-color="true" style:font-size-complex="12pt"/>
    </style:style>
    <style:style style:name="T5" style:family="text">
      <style:text-properties style:font-name="Courier New1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 up the GWAP Development Environment</text:p>
      <text:h text:style-name="P11" text:outline-level="1">Eclipse &amp; JBoss</text:h>
      <text:list xml:id="list10195598341" text:style-name="L1">
        <text:list-item>
          <text:p text:style-name="P2"><text:span text:style-name="T1">Download Eclipse Java EE: </text:span><text:a xlink:type="simple" xlink:href="http://www.eclipse.org/downloads/"><text:span text:style-name="Vorformatiert"><text:span text:style-name="T4">http://www.eclipse.org/downloads/</text:span></text:span></text:a></text:p>
        </text:list-item>
        <text:list-item>
          <text:p text:style-name="P3">Unzip Eclipse and run it</text:p>
        </text:list-item>
        <text:list-item>
          <text:p text:style-name="P6">Help-&gt;Eclipse Marketplace</text:p>
          <text:list>
            <text:list-item>
              <text:p text:style-name="P6">Search for "JBoss Tools"</text:p>
            </text:list-item>
            <text:list-item>
              <text:p text:style-name="P6">Select and install: Hibernate Tools, JBoss Tools JSF, JBoss Tools RichFaces, JBossAS Tools, Seam Tools</text:p>
            </text:list-item>
            <text:list-item>
              <text:p text:style-name="P6">Restart Eclipse when prompted to do so</text:p>
            </text:list-item>
          </text:list>
        </text:list-item>
        <text:list-item>
          <text:p text:style-name="P7"><text:span text:style-name="T1">Download JBoss 4.2: </text:span><text:a xlink:type="simple" xlink:href="http://www.jboss.org/jbossas/downloads/"><text:span text:style-name="Vorformatiert">http://www.jboss.org/jbossas/downloads/</text:span></text:a></text:p>
        </text:list-item>
        <text:list-item>
          <text:p text:style-name="P8">Extract and remember the directory where you extracted it (e.g. <text:span text:style-name="Vorformatiert">/opt/jboss</text:span> or <text:span text:style-name="Vorformatiert">C:\jboss</text:span>)</text:p>
        </text:list-item>
        <text:list-item>
          <text:p text:style-name="P7"><text:span text:style-name="T1">File-&gt;Import-&gt;Project from GIT: </text:span><text:span text:style-name="Vorformatiert"><text:span text:style-name="T4">https://github.com/play4science/gwap.git</text:span></text:span></text:p>
        </text:list-item>
      </text:list>
      <text:list xml:id="list659766913" text:style-name="L2">
        <text:list-item>
          <text:list>
            <text:list-item>
              <text:p text:style-name="P9">"Find projects [..]" auswählen</text:p>
            </text:list-item>
          </text:list>
        </text:list-item>
      </text:list>
      <text:list xml:id="list1134965313" text:continue-list="list10195598341" text:style-name="L1">
        <text:list-item>
          <text:p text:style-name="P7"><text:span text:style-name="T1">Window-&gt;Show view-&gt;Ant, add (Button on top right of this view) </text:span><text:span text:style-name="Vorformatiert"><text:span text:style-name="T4">build.xml</text:span></text:span></text:p>
        </text:list-item>
        <text:list-item>
          <text:p text:style-name="P8">Only for OS X:</text:p>
          <text:list>
            <text:list-item>
              <text:p text:style-name="P8">In project settings, set "Default Encoding" to UTF-8</text:p>
            </text:list-item>
            <text:list-item>
              <text:p text:style-name="P7"><text:span text:style-name="T1">In Preferences, in Java -&gt; Installed JREs → select used JDK -&gt; Edit -&gt; Default VM Arguments:</text:span><text:span text:style-name="Vorformatiert"><text:span text:style-name="T1"> </text:span></text:span><text:span text:style-name="Vorformatiert"><text:span text:style-name="T4">-Dfile.encoding=UTF-8</text:span></text:span></text:p>
            </text:list-item>
          </text:list>
        </text:list-item>
        <text:list-item>
          <text:p text:style-name="P8">Ant targets (doubleclick in Ant-View):</text:p>
          <text:list>
            <text:list-item>
              <text:p text:style-name="P7"><text:span text:style-name="Vorformatiert"><text:span text:style-name="T4">local-settings</text:span></text:span><text:span text:style-name="T1"> (enter the JBoss directory from above)</text:span></text:p>
            </text:list-item>
            <text:list-item>
              <text:p text:style-name="P7"><text:span text:style-name="Vorformatiert"><text:span text:style-name="T4">prepare-jboss</text:span></text:span></text:p>
            </text:list-item>
            <text:list-item>
              <text:p text:style-name="P7"><text:span text:style-name="Vorformatiert"><text:span text:style-name="T4">buildtest</text:span></text:span></text:p>
            </text:list-item>
          </text:list>
        </text:list-item>
        <text:list-item>
          <text:p text:style-name="P8">In the projects view on „gwap“ right-click → refresh (the red exclamation mark is hopefully gone now)</text:p>
          <text:list>
            <text:list-item>
              <text:p text:style-name="P7"><text:span text:style-name="T1">Run Ant target <text:s/></text:span><text:span text:style-name="Vorformatiert"><text:span text:style-name="T2">deploy</text:span></text:span></text:p>
            </text:list-item>
          </text:list>
        </text:list-item>
        <text:list-item>
          <text:p text:style-name="P8">In the "Servers"-view:</text:p>
          <text:list>
            <text:list-item>
              <text:p text:style-name="P8">Create JBoss 4.2 Runtime Server (Community Version!) and select JBoss directory</text:p>
            </text:list-item>
            <text:list-item>
              <text:p text:style-name="P8">Do <text:span text:style-name="T6">not</text:span> add the gwap-project to the configured projects</text:p>
            </text:list-item>
          </text:list>
        </text:list-item>
        <text:list-item>
          <text:p text:style-name="P8">Run JBoss in debug-mode</text:p>
        </text:list-item>
      </text:list>
      <text:h text:style-name="P11" text:outline-level="1">PostgreSQL Database</text:h>
      <text:list xml:id="list971799320" text:continue-numbering="true" text:style-name="L1">
        <text:list-item>
          <text:p text:style-name="P4">Install PostgreSQL (9.1 or later)</text:p>
        </text:list-item>
        <text:list-item>
          <text:p text:style-name="P8">Create database (psql command prompt)</text:p>
          <text:p text:style-name="P12"><text:span text:style-name="Vorformatiert">create user gwap password 'gwap';<text:line-break/></text:span><text:soft-page-break/><text:span text:style-name="Vorformatiert">create database gwap owner gwap;</text:span></text:p>
        </text:list-item>
        <text:list-item>
          <text:p text:style-name="P8">Load database schema and data into database</text:p>
          <text:list>
            <text:list-item>
              <text:p text:style-name="P8">Possibility 1: Load existing dump in PostgreSQL</text:p>
              <text:list>
                <text:list-header>
                  <text:p text:style-name="P13"><text:span text:style-name="Vorformatiert">psql -h localhost -U gwap gwap &lt; DUMP.sql</text:span></text:p>
                </text:list-header>
              </text:list>
            </text:list-item>
            <text:list-item>
              <text:p text:style-name="P8">Possibility 2: Let JBoss create the tables</text:p>
              <text:list>
                <text:list-item>
                  <text:p text:style-name="P8">edit the file: <text:span text:style-name="Vorformatiert">resources/META-INF/persistence-dev.xml</text:span></text:p>
                  <text:p text:style-name="P14"><text:span text:style-name="Vorformatiert">&lt;property name="hibernate.hbm2ddl.auto" <text:line-break/><text:tab/>value="create-drop"/&gt;</text:span></text:p>
                </text:list-item>
                <text:list-item>
                  <text:p text:style-name="P13"><text:span text:style-name="Vorformatiert">ant redeploy</text:span></text:p>
                </text:list-item>
                <text:list-item>
                  <text:p text:style-name="P8">start JBoss</text:p>
                </text:list-item>
                <text:list-item>
                  <text:p text:style-name="P8">in persistence-dev.xml change to value="update"</text:p>
                </text:list-item>
                <text:list-item>
                  <text:p text:style-name="P12"><text:span text:style-name="Vorformatiert">ant redeploy</text:span></text:p>
                </text:list-item>
              </text:list>
            </text:list-item>
          </text:list>
        </text:list-item>
        <text:list-item>
          <text:p text:style-name="P8">Update path in table „source“, e.g.:</text:p>
          <text:p text:style-name="P12"><text:span text:style-name="Vorformatiert">UPDATE source SET url='&lt;JBoss-directory&gt;/server/default/deploy/GWAP.ear/artigo.war/' WHERE id=1;</text:span></text:p>
        </text:list-item>
      </text:list>
      <text:h text:style-name="P11" text:outline-level="1">Solr (Search)</text:h>
      <text:list xml:id="list1979556492" text:continue-numbering="true" text:style-name="L1">
        <text:list-item>
          <text:p text:style-name="P8">Deploy Solr:</text:p>
          <text:p text:style-name="P7"><text:span text:style-name="Vorformatiert"><text:span text:style-name="T2">ant solr-deploy</text:span></text:span></text:p>
        </text:list-item>
        <text:list-item>
          <text:p text:style-name="P7"><text:span text:style-name="T1">Open </text:span><text:a xlink:type="simple" xlink:href="http://localhost:8080/solr/artigo/dataimport?command=full-import"><text:span text:style-name="Vorformatiert"><text:span text:style-name="T4">http://localhost:8080/solr/artigo/dataimport?command=full-import</text:span></text:span></text:a><text:span text:style-name="T1"> (default credentials: „solr“ / „solr“) and<text:line-break/></text:span><text:a xlink:type="simple" xlink:href="http://localhost:8080/solr/metropolitalia/dataimport?command=full-import"><text:span text:style-name="Vorformatiert"><text:span text:style-name="T4">http://localhost:8080/solr/metropolitalia/dataimport?command=full-import</text:span></text:span></text:a><text:span text:style-name="T1"><text:line-break/>once to create search index</text:span></text:p>
        </text:list-item>
      </text:list>
      <text:h text:style-name="P11" text:outline-level="1">Basic Commands for Deployment</text:h>
      <text:list xml:id="list870434985" text:style-name="L3">
        <text:list-item>
          <text:p text:style-name="P5">Update server with new files (xhtml, js, css):<text:line-break/><text:span text:style-name="Vorformatiert">ant deploy</text:span></text:p>
        </text:list-item>
        <text:list-item>
          <text:p text:style-name="P5">Update server with new Java files:<text:line-break/><text:span text:style-name="Vorformatiert">ant redeploy</text:span></text:p>
        </text:list-item>
        <text:list-item>
          <text:p text:style-name="P5">Change which projects are deployed:<text:line-break/><text:span text:style-name="Vorformatiert">build.properties</text:span></text:p>
        </text:list-item>
        <text:list-item>
          <text:p text:style-name="P10"><text:span text:style-name="T1">Default URL for deployment:<text:line-break/></text:span><text:a xlink:type="simple" xlink:href="http://localhost:8080/artigo"><text:span text:style-name="Vorformatiert">http://localhost:8080/artigo</text:span></text:a><text:span text:style-name="Vorformatiert"><text:span text:style-name="T1"> / </text:span></text:span><text:a xlink:type="simple" xlink:href="http://localhost:8080/metropolitalia"><text:span text:style-name="Vorformatiert">http://localhost:8080/metropolitalia</text:span></text:a><text:span text:style-name="Vorformatiert"><text:span text:style-name="T1"> / </text:span></text:span><text:a xlink:type="simple" xlink:href="http://localhost:8080/elearning"><text:span text:style-name="Vorformatiert">http://localhost:8080/elearning</text:span></text:a><text:span text:style-name="T1"> … (by the name of the subproject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Nimbus Mono L" svg:font-family="'Nimbus Mono L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Sans101" svg:font-family="LMSans10" style:font-adornments="Fett" style:font-family-generic="swiss" style:font-pitch="variable"/>
    <style:font-face style:name="LMSans10" svg:font-family="LMSans10" style:font-adornments="Standard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MSans1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MSans10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MSans10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MSans101" fo:font-size="115%" fo:font-weight="bold" style:font-size-asian="115%" style:font-weight-asian="bold" style:font-size-complex="115%" style:font-weight-complex="bold"/>
    </style:style>
    <style:style style:name="Vorformatiert" style:family="paragraph" style:parent-style-name="Text_20_body" style:next-style-name="Standard" style:class="text">
      <style:text-properties style:font-name="Nimbus Mono L" fo:font-size="11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orformatiert" style:family="text">
      <style:text-properties style:font-name="Nimbus Mono L" fo:font-size="11pt" style:font-size-asian="10.5p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Footer"><text:tab/>Version <text:date style:data-style-name="N36" text:date-value="2013-09-23T14:40:27.19" text:fixed="true">23.09.2013</text:date> - 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Kneissl</meta:initial-creator>
    <meta:creation-date>2013-05-13T15:30:54</meta:creation-date>
    <dc:date>2013-11-28T17:27:07</dc:date>
    <dc:creator>Fabian Kneissl</dc:creator>
    <meta:editing-duration>PT2H20M2S</meta:editing-duration>
    <meta:editing-cycles>53</meta:editing-cycles>
    <meta:generator>LibreOffice/3.5$Linux_X86_64 LibreOffice_project/350m1$Build-2</meta:generator>
    <meta:document-statistic meta:table-count="0" meta:image-count="0" meta:object-count="0" meta:page-count="2" meta:paragraph-count="52" meta:word-count="375" meta:character-count="2581" meta:non-whitespace-character-count="2304"/>
  </office:meta>
</office:document-meta>
</file>